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9.17cm" fo:min-width="2.4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0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3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9.5cm" svg:x="3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9.5cm" svg:x="6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9.5cm" svg:x="9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9.5cm" svg:x="12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9.5cm" svg:x="15.5cm" svg:y="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9T13:14:56.854000000</meta:creation-date>
    <dc:date>2024-07-19T13:20:24.893000000</dc:date>
    <meta:editing-duration>PT5M27S</meta:editing-duration>
    <meta:editing-cycles>3</meta:editing-cycles>
    <meta:generator>LibreOffice/7.2.7.2$Windows_X86_64 LibreOffice_project/8d71d29d553c0f7dcbfa38fbfda25ee34cce99a2</meta:generator>
    <meta:document-statistic meta:object-count="20"/>
  </office:meta>
</office:document-meta>
</file>